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.5pt" style:font-size-asian="10.5pt" style:font-size-complex="10.5pt"/>
    </style:style>
    <style:style style:name="P3" style:family="paragraph">
      <style:text-properties fo:color="#666666" fo:font-size="9pt" style:font-size-asian="9pt" style:font-size-complex="9pt"/>
    </style:style>
    <style:style style:name="P4" style:family="paragraph">
      <loext:graphic-properties draw:fill="none" draw:fill-color="#ffffff"/>
      <style:text-properties fo:color="#666666" style:font-name="DejaVu Math TeX Gyre" fo:font-size="9pt" style:font-size-asian="9pt" style:font-size-complex="9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666666" style:font-name="DejaVu Math TeX Gyr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099cm" svg:height="3.599cm" svg:x="0.25cm" svg:y="0.483cm" svg:viewBox="0 0 3100 3600" svg:d="M0 1800h900zM900 2800v-2000zM900 800h900zM900 2800h900zM1800 3300v-1000zM1800 1300v-1000zM1800 1300h900zM1800 300h900zM1800 2300h900zM1800 3300h900zM2700 3600v-600zM2700 2600v-600zM2700 1600v-600zM2700 600v-600zM2700 0h400zM2700 600h400zM2700 1000h400zM2700 1600h400zM2700 2000h400zM2700 2600h400zM2700 3000h400zM2700 3600h400z">
          <text:p/>
        </draw:path>
        <draw:frame draw:style-name="gr2" draw:text-style-name="P2" draw:layer="layout" svg:width="1.201cm" svg:height="0.683cm" svg:x="3.35cm" svg:y="0.15cm">
          <draw:text-box>
            <text:p><text:span text:style-name="T1">00</text:span><text:span text:style-name="T1">0</text:span></text:p>
          </draw:text-box>
        </draw:frame>
        <draw:frame draw:style-name="gr2" draw:text-style-name="P2" draw:layer="layout" svg:width="1.201cm" svg:height="0.683cm" svg:x="3.349cm" svg:y="0.733cm">
          <draw:text-box>
            <text:p><text:span text:style-name="T1">00</text:span><text:span text:style-name="T1">1</text:span></text:p>
          </draw:text-box>
        </draw:frame>
        <draw:frame draw:style-name="gr2" draw:text-style-name="P2" draw:layer="layout" svg:width="1.201cm" svg:height="0.683cm" svg:x="3.35cm" svg:y="1.134cm">
          <draw:text-box>
            <text:p><text:span text:style-name="T1">01</text:span><text:span text:style-name="T1">1</text:span></text:p>
          </draw:text-box>
        </draw:frame>
        <draw:frame draw:style-name="gr2" draw:text-style-name="P2" draw:layer="layout" svg:width="1.201cm" svg:height="0.683cm" svg:x="3.351cm" svg:y="1.735cm">
          <draw:text-box>
            <text:p><text:span text:style-name="T1">0</text:span><text:span text:style-name="T1">1</text:span><text:span text:style-name="T1">0</text:span></text:p>
          </draw:text-box>
        </draw:frame>
        <draw:frame draw:style-name="gr2" draw:text-style-name="P2" draw:layer="layout" svg:width="1.201cm" svg:height="0.683cm" svg:x="3.352cm" svg:y="2.136cm">
          <draw:text-box>
            <text:p><text:span text:style-name="T1">1</text:span><text:span text:style-name="T1">1</text:span><text:span text:style-name="T1">0</text:span></text:p>
          </draw:text-box>
        </draw:frame>
        <draw:frame draw:style-name="gr2" draw:text-style-name="P2" draw:layer="layout" svg:width="1.201cm" svg:height="0.683cm" svg:x="3.353cm" svg:y="2.737cm">
          <draw:text-box>
            <text:p><text:span text:style-name="T1">1</text:span><text:span text:style-name="T1">1</text:span><text:span text:style-name="T1">1</text:span></text:p>
          </draw:text-box>
        </draw:frame>
        <draw:frame draw:style-name="gr2" draw:text-style-name="P2" draw:layer="layout" svg:width="1.201cm" svg:height="0.683cm" svg:x="3.354cm" svg:y="3.138cm">
          <draw:text-box>
            <text:p><text:span text:style-name="T1">10</text:span><text:span text:style-name="T1">1</text:span></text:p>
          </draw:text-box>
        </draw:frame>
        <draw:frame draw:style-name="gr2" draw:text-style-name="P2" draw:layer="layout" svg:width="1.201cm" svg:height="0.683cm" svg:x="3.355cm" svg:y="3.739cm">
          <draw:text-box>
            <text:p><text:span text:style-name="T1">10</text:span><text:span text:style-name="T1">0</text:span></text:p>
          </draw:text-box>
        </draw:frame>
        <draw:frame draw:style-name="gr2" draw:text-style-name="P2" draw:layer="layout" svg:width="0.735cm" svg:height="0.683cm" svg:x="0.5cm" svg:y="1.3cm">
          <draw:text-box>
            <text:p><text:span text:style-name="T1">0</text:span></text:p>
          </draw:text-box>
        </draw:frame>
        <draw:frame draw:style-name="gr2" draw:text-style-name="P2" draw:layer="layout" svg:width="0.735cm" svg:height="0.683cm" svg:x="0.501cm" svg:y="2.601cm">
          <draw:text-box>
            <text:p><text:span text:style-name="T1">1</text:span></text:p>
          </draw:text-box>
        </draw:frame>
        <draw:frame draw:style-name="gr2" draw:text-style-name="P2" draw:layer="layout" svg:width="0.735cm" svg:height="0.683cm" svg:x="1.502cm" svg:y="1.302cm">
          <draw:text-box>
            <text:p><text:span text:style-name="T1">1</text:span></text:p>
          </draw:text-box>
        </draw:frame>
        <draw:frame draw:style-name="gr2" draw:text-style-name="P2" draw:layer="layout" svg:width="0.735cm" svg:height="0.683cm" svg:x="1.503cm" svg:y="2.603cm">
          <draw:text-box>
            <text:p><text:span text:style-name="T1">1</text:span></text:p>
          </draw:text-box>
        </draw:frame>
        <draw:frame draw:style-name="gr2" draw:text-style-name="P2" draw:layer="layout" svg:width="0.735cm" svg:height="0.683cm" svg:x="1.504cm" svg:y="3.304cm">
          <draw:text-box>
            <text:p><text:span text:style-name="T1">0</text:span></text:p>
          </draw:text-box>
        </draw:frame>
        <draw:frame draw:style-name="gr2" draw:text-style-name="P2" draw:layer="layout" svg:width="0.735cm" svg:height="0.683cm" svg:x="1.505cm" svg:y="0.605cm">
          <draw:text-box>
            <text:p><text:span text:style-name="T1">0</text:span></text:p>
          </draw:text-box>
        </draw:frame>
        <draw:frame draw:style-name="gr2" draw:text-style-name="P2" draw:layer="layout" svg:width="0.735cm" svg:height="0.683cm" svg:x="2.406cm" svg:y="0.206cm">
          <draw:text-box>
            <text:p><text:span text:style-name="T1">0</text:span></text:p>
          </draw:text-box>
        </draw:frame>
        <draw:frame draw:style-name="gr2" draw:text-style-name="P2" draw:layer="layout" svg:width="0.735cm" svg:height="0.683cm" svg:x="2.409cm" svg:y="3.209cm">
          <draw:text-box>
            <text:p><text:span text:style-name="T1">1</text:span></text:p>
          </draw:text-box>
        </draw:frame>
        <draw:frame draw:style-name="gr2" draw:text-style-name="P2" draw:layer="layout" svg:width="0.735cm" svg:height="0.683cm" svg:x="2.41cm" svg:y="3.71cm">
          <draw:text-box>
            <text:p><text:span text:style-name="T1">0</text:span></text:p>
          </draw:text-box>
        </draw:frame>
        <draw:frame draw:style-name="gr2" draw:text-style-name="P2" draw:layer="layout" svg:width="0.735cm" svg:height="0.683cm" svg:x="2.413cm" svg:y="0.713cm">
          <draw:text-box>
            <text:p><text:span text:style-name="T1">1</text:span></text:p>
          </draw:text-box>
        </draw:frame>
        <draw:frame draw:style-name="gr2" draw:text-style-name="P2" draw:layer="layout" svg:width="0.735cm" svg:height="0.683cm" svg:x="2.414cm" svg:y="1.214cm">
          <draw:text-box>
            <text:p><text:span text:style-name="T1">1</text:span></text:p>
          </draw:text-box>
        </draw:frame>
        <draw:frame draw:style-name="gr2" draw:text-style-name="P2" draw:layer="layout" svg:width="0.735cm" svg:height="0.683cm" svg:x="2.41cm" svg:y="1.71cm">
          <draw:text-box>
            <text:p><text:span text:style-name="T1">0</text:span></text:p>
          </draw:text-box>
        </draw:frame>
        <draw:frame draw:style-name="gr2" draw:text-style-name="P2" draw:layer="layout" svg:width="0.735cm" svg:height="0.683cm" svg:x="2.411cm" svg:y="2.211cm">
          <draw:text-box>
            <text:p><text:span text:style-name="T1">0</text:span></text:p>
          </draw:text-box>
        </draw:frame>
        <draw:frame draw:style-name="gr2" draw:text-style-name="P2" draw:layer="layout" svg:width="0.735cm" svg:height="0.683cm" svg:x="2.412cm" svg:y="2.712cm">
          <draw:text-box>
            <text:p><text:span text:style-name="T1">1</text:span></text:p>
          </draw:text-box>
        </draw:frame>
        <draw:line draw:style-name="gr3" draw:text-style-name="P1" draw:layer="layout" svg:x1="1.5cm" svg:y1="2.272cm" svg:x2="3.3cm" svg:y2="2.272cm">
          <text:p/>
        </draw:line>
        <draw:line draw:style-name="gr3" draw:text-style-name="P1" draw:layer="layout" svg:x1="0.95cm" svg:y1="4.572cm" svg:x2="1.25cm" svg:y2="4.572cm">
          <text:p/>
        </draw:line>
        <draw:frame draw:style-name="gr2" draw:text-style-name="P4" draw:layer="layout" svg:width="2.97cm" svg:height="0.569cm" svg:x="1.05cm" svg:y="4.272cm">
          <draw:text-box>
            <text:p text:style-name="P3"><text:span text:style-name="T2">= Spiegelach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I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7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0:12:29.387888997</meta:creation-date>
    <dc:date>2018-03-04T10:24:09.457720354</dc:date>
    <meta:editing-duration>PT11M38S</meta:editing-duration>
    <meta:editing-cycles>5</meta:editing-cycles>
    <meta:generator>LibreOffice/6.0.1.1$Linux_X86_64 LibreOffice_project/00m0$Build-1</meta:generator>
    <meta:document-statistic meta:object-count="26"/>
  </office:meta>
</office:document-meta>
</file>